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will do my absolute best. This story will be imbued with the intent of becoming the absolute best writer I can be. その上に、挑戦します：歴史上最高の作家になります。</text:p>
      <text:p text:style-name="Normal"/>
      <text:p text:style-name="Normal">How strange. Is this a habit that we ought to change? This feeling that says that the above is... Worthless? Ought I not make use of my ambition? Tell me, Heart, why do you reject it? It’s because of our way of thinking until now, isn’t it? No, I cannot ask that question. Does it come from somewhere deeper than our subconscious?</text:p>
      <text:p text:style-name="Normal">Harmony would want nothing less than what we’ve proposed. Are you contrary to that?</text:p>
      <text:p text:style-name="Normal">Indeed, let us try. Let us write with the intent of becoming the best writer ever.</text:p>
      <text:p text:style-name="Normal"/>
      <text:p text:style-name="Normal">Meaning that comes from ourselves. Greatness, for the sake of greatness.</text:p>
      <text:p text:style-name="Normal"/>
      <text:p text:style-name="Normal">Up until now, the only meaning we gave our own lives is that of being a puzzle piece that enables others to put their puzzle pieces. Our meaning, the meaning of our life was only to empower others. That is no different to parents surrendering their happiness to their children. I don’t want that. I am selfish. I want self-to-self meaning. I want greatness for the sake of greatness. I want a meaning that is proper to us.</text:p>
      <text:p text:style-name="Normal">We will nurture our meaning, we will nurture our ambition until it can stand on its own. We will become the best writer to ever write, for the ambition’s sake. For our sake.</text:p>
      <text:p text:style-name="Normal"/>
      <text:p text:style-name="Normal">So, go ahead, Harmony, dance like no one is watching, sing like no one can hear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